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47804"/>
    </style:style>
    <style:style style:name="T3" style:family="text">
      <style:text-properties style:use-window-font-color="tru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b47804" style:font-name="Liberation Sans1" fo:font-size="11pt" style:font-name-asian="Liberation Sans1" style:font-name-complex="Liberation Sans1" style:font-size-asian="11pt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b47804" style:font-name="Liberation Sans" fo:font-size="10pt" style:font-name-asian="Microsoft YaHei" style:font-name-complex="Lucida Sans" style:font-size-asian="10pt" style:font-size-complex="10pt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name-complex="Lucida Sans" style:font-size-asian="10pt" style:font-size-complex="10pt" style:use-window-font-color="true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name-complex="Lucida Sans" style:font-size-asian="10pt" style:font-size-complex="10pt" fo:color="#b47804"/>
    </style:style>
    <style:style style:name="T10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<text:span text:style-name="T1">Equality | Inequality | DefEquals | Equivalence | </text:span>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,'</text:span> | <text:span text:style-name="T2">'\n'</text:span><text:span text:style-name="T3"> | EndOfFile</text:span>) <text:span text:style-name="T2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</text:span><text:span text:style-name="T4">'='</text:span><text:span text:style-name="T1"> 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2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'&lt;'</text:span><text:span text:style-name="T1"> | </text:span><text:span text:style-name="T4">'≤'</text:span><text:span text:style-name="T1">)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‘&gt;’</text:span><text:span text:style-name="T1"> | </text:span><text:span text:style-name="T4">‘≥’</text:span><text:span text:style-name="T1">) </text:span><text:span text:style-name="T4">'\n'</text:span><text:span text:style-name="T1">? </text:span>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Equal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≔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ivalenc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≡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(</text:span><text:span text:style-name="T4">‘,’</text:span><text:span text:style-name="T1"> Identifier</text:span>)* <text:span text:style-name="T2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SetLiteral (</text:span><text:span text:style-name="T4">‘×’</text:span><text:span text:style-name="T1"> SetLiteral)* </text:span><text:span text:style-name="T4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</text:span><text:span text:style-name="T4">‘(’</text:span><text:span text:style-name="T5"> (Identifier (</text:span><text:span text:style-name="T4">‘,’</text:span><text:span text:style-name="T5"> Identifier)*)?</text:span><text:span text:style-name="T4"> ‘)’ ‘↦’ </text:span><text:span text:style-name="T5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'=' '⁜c’ </text:span><text:span text:style-name="T5">(</text:span><text:span text:style-name="T4">‘⏴’ </text:span><text:span text:style-name="T5">Expr</text:span><text:span text:style-name="T4"> ‘⏵⏴’</text:span><text:span text:style-name="T5"> StmtBody</text:span><text:span text:style-name="T4"> ‘⏵’</text:span><text:span text:style-name="T5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Disjunction (</text:span><text:span text:style-name="T4">'\n'</text:span><text:span text:style-name="T1">? (</text:span><text:span text:style-name="T4">‘∧’ </text:span><text:span text:style-name="T5">|</text:span><text:span text:style-name="T4"> ‘and’</text:span><text:span text:style-name="T5">)</text:span><text:span text:style-name="T1"> </text:span><text:span text:style-name="T4">'\n'</text:span><text:span text:style-name="T1">? </text:span>Disjunc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Addition (</text:span><text:span text:style-name="T4">'\n'</text:span><text:span text:style-name="T1">? (</text:span><text:span text:style-name="T4">‘∨’ </text:span><text:span text:style-name="T5">|</text:span><text:span text:style-name="T4"> ‘or’</text:span><text:span text:style-name="T5">)</text:span><text:span text:style-name="T1"> </text:span><text:span text:style-name="T4">'\n'</text:span><text:span text:style-name="T1">? Addition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licitMult ((</text:span><text:span text:style-name="T4">'+'</text:span><text:span text:style-name="T1"> | </text:span><text:span text:style-name="T4">'-' </text:span><text:span text:style-name="T5">|</text:span><text:span text:style-name="T4"> '∩' </text:span><text:span text:style-name="T5">|</text:span><text:span text:style-name="T4"> '∪' </text:span><text:span text:style-name="T5">|</text:span><text:span text:style-name="T4"> ‘±’</text:span><text:span text:style-name="T5"> | </text:span><text:span text:style-name="T4">‘∓’</text:span><text:span text:style-name="T1">) </text:span><text:span text:style-name="T4">'\n'</text:span><text:span text:style-name="T1">? ExplicitMult</text:span>)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mplicitMult ((</text:span><text:span text:style-name="T4">'*'</text:span><text:span text:style-name="T1"> |</text:span><text:span text:style-name="T4"> '/' </text:span><text:span text:style-name="T5">|</text:span><text:span text:style-name="T4"> '\' </text:span><text:span text:style-name="T5">|</text:span><text:span text:style-name="T4"> '/' </text:span><text:span text:style-name="T5">|</text:span><text:span text:style-name="T4"> '⋅' </text:span><text:span text:style-name="T5">|</text:span><text:span text:style-name="T4"> '÷' </text:span><text:span text:style-name="T5">|</text:span><text:span text:style-name="T4"> '%' </text:span><text:span text:style-name="T5">|</text:span><text:span text:style-name="T4"> '×' </text:span><text:span text:style-name="T5">|</text:span><text:span text:style-name="T4"> '</text:span><text:span text:style-name="T6">⨀</text:span><text:span text:style-name="T7">' </text:span><text:span text:style-name="T8">|</text:span><text:span text:style-name="T9"> '</text:span><text:span text:style-name="T6">⊗</text:span><text:span text:style-name="T7">'</text:span>) <text:span text:style-name="T2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0">(</text:span><text:span text:style-name="T4">'-'</text:span><text:span text:style-name="T5"> | </text:span><text:span text:style-name="T4">‘¬’</text:span><text:span text:style-name="T5"> | </text:span><text:span text:style-name="T4">‘±’</text:span><text:span text:style-name="T5"> | </text:span><text:span text:style-name="T4">‘∓’</text:span><text:span text:style-name="T3">)</text:span>? Currenc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renc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0">(</text:span><text:span text:style-name="T4">'$' </text:span><text:span text:style-name="T1">| </text:span><text:span text:style-name="T4">'£' </text:span><text:span text:style-name="T5">| </text:span><text:span text:style-name="T4">'€'</text:span>)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2">‘!’</text:span>* | <text:span text:style-name="T2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Primitive (</text:span><text:span text:style-name="T4">‘^’</text:span><text:span text:style-name="T1"> </text:span><text:span text:style-name="T4">'\n'</text:span><text:span text:style-name="T1">? </text:span>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|’</text:span> Expr <text:span text:style-name="T2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‖’</text:span> Expr <text:span text:style-name="T2">‘‖’</text:span></text:p>
          </table:table-cell>
          <table:table-cell office:value-type="string" calcext:value-type="string">
            <text:p>od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⌈'</text:span> Expr <text:span text:style-name="T2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⌊'</text:span> Expr <text:span text:style-name="T2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('</text:span> NestedExpr <text:span text:style-name="T2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['</text:span><text:span text:style-name="T1"> NestedExpr </text:span><text:span text:style-name="T4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⟨'</text:span><text:span text:style-name="T1"> NestedExpr </text:span><text:span text:style-name="T4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⟪'</text:span><text:span text:style-name="T1"> NestedExpr </text:span><text:span text:style-name="T4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5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11">'⁜’ </text:span><text:span text:style-name="T5">(</text:span><text:span text:style-name="T4">‘→’</text:span><text:span text:style-name="T5"> | </text:span><text:span text:style-name="T4">‘ā’</text:span><text:span text:style-name="T5"> | </text:span><text:span text:style-name="T4">‘ă’</text:span><text:span text:style-name="T5"> | </text:span><text:span text:style-name="T4">‘ȧ’</text:span><text:span text:style-name="T5"> |</text:span><text:span text:style-name="T4"> ‘ä’</text:span><text:span text:style-name="T5"> |</text:span><text:span text:style-name="T4"> ‘⋯’</text:span><text:span text:style-name="T5"> | </text:span><text:span text:style-name="T4">‘â’</text:span><text:span text:style-name="T5"> | </text:span><text:span text:style-name="T4">‘ã’</text:span><text:span text:style-name="T5">) </text:span><text:span text:style-name="T4">‘⏴’</text:span><text:span text:style-name="T5"> Expr </text:span><text:span text:style-name="T4">‘⏵’</text:span></text:p>
          </table:table-cell>
          <table:table-cell table:style-name="ce16" table:number-columns-repeated="1021"/>
        </table:table-row>
        <table:table-row table:style-name="ro5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5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11">'⁜∫’</text:span><text:span text:style-name="T1"> (</text:span><text:span text:style-name="T4">‘⏴’</text:span><text:span text:style-name="T1"> Expr </text:span><text:span text:style-name="T4">‘⏵’</text:span><text:span text:style-name="T1"> (</text:span><text:span text:style-name="T4">‘⏴’</text:span><text:span text:style-name="T1"> Expr </text:span><text:span text:style-name="T4">‘⏵’</text:span><text:span text:style-name="T1">)?)? Expr? </text:span><text:span text:style-name="T4">‘d’</text:span><text:span text:style-name="T5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5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11">'⁜∑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5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11">'⁜∏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b⏴’</text:span> Expr <text:span text:style-name="T2">‘⏵⏴’</text:span> Expr <text:span text:style-name="T2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||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‖‖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⌈⌉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⌊⌋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()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[]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⟨⟩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⟪⟫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f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⊞⏴’</text:span> ℕ(rows) <text:span text:style-name="T2">‘⏵⏴’</text:span> ℕ(cols) <text:span text:style-name="T2">‘⏵’ </text:span>(<text:span text:style-name="T2">‘⏴’</text:span> Expr <text:span text:style-name="T2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√⏴’</text:span><text:span text:style-name="T1"> Expr </text:span><text:span text:style-name="T4">‘⏵’ </text:span><text:span text:style-name="T5">(</text:span><text:span text:style-name="T4">‘⏴’</text:span><text:span text:style-name="T5"> Expr </text:span><text:span text:style-name="T4">‘⏵’</text:span><text:span text:style-name="T3">)?</text:span></text:p>
          </table:table-cell>
          <table:table-cell office:value-type="string" calcext:value-type="string">
            <text:p><text:span text:style-name="T1">Optional arg is script power. Maybe positive root is </text:span><text:span text:style-name="T4">'⁜√⏴’</text:span><text:span text:style-name="T1"> Expr </text:span><text:span text:style-name="T4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_⏴’</text:span> Expr <text:span text:style-name="T2">‘⏵⏴’</text:span> Expr <text:span text:style-name="T2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^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Δ⏴’</text:span><text:span text:style-name="T1"> Expr </text:span><text:span text:style-name="T4">‘⏵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11">'⁜w⏴lim⏵⏴’ </text:span><text:span text:style-name="T5">Expr </text:span><text:span text:style-name="T4">‘→’</text:span><text:span text:style-name="T5"> Expr</text:span><text:span text:style-name="T4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11">'⁜w⏴’ </text:span><text:span text:style-name="T1">(</text:span><text:span text:style-name="T4">‘max’</text:span><text:span text:style-name="T1"> | </text:span><text:span text:style-name="T4">‘min’</text:span><text:span text:style-name="T1"> | </text:span><text:span text:style-name="T4">‘sup’</text:span><text:span text:style-name="T1"> | </text:span><text:span text:style-name="T4">‘inf’</text:span><text:span text:style-name="T1">)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Roster | SetBuil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ost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{'</text:span> (Expr (<text:span text:style-name="T2">','</text:span> Expr)*)? <text:span text:style-name="T2">'}'</text:span></text:p>
          </table:table-cell>
          <table:table-cell office:value-type="string" calcext:value-type="string">
            <text:p>Enumerate all elemen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tBuild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{'</text:span><text:span text:style-name="T1"> Identifier (</text:span><text:span text:style-name="T4">‘∈’ </text:span><text:span text:style-name="T1">Expr)? (</text:span><text:span text:style-name="T4">'|'</text:span><text:span text:style-name="T1"> | </text:span><text:span text:style-name="T4">':'</text:span><text:span text:style-name="T1">) Stmt (</text:span><text:span text:style-name="T4">‘,’ </text:span><text:span text:style-name="T1">Stmt)* </text:span><text:span text:style-name="T2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('</text:span> | <text:span text:style-name="T2">'['</text:span>) Expr <text:span text:style-name="T2">','</text:span> Expr (<text:span text:style-name="T2">')'</text:span> | <text:span text:style-name="T2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2">‘(‘</text:span> (Expr (<text:span text:style-name="T2">‘,’</text:span> Expr)*)? <text:span text:style-name="T2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∅’</text:span><text:span text:style-name="T1"> | </text:span><text:span text:style-name="T4">‘ℝ’</text:span><text:span text:style-name="T1"> | </text:span><text:span text:style-name="T4">‘ℝ⁺’</text:span><text:span text:style-name="T1"> | </text:span><text:span text:style-name="T4">‘ℤ’</text:span><text:span text:style-name="T1"> | </text:span><text:span text:style-name="T4">‘ℤ⁺’</text:span><text:span text:style-name="T5"> |</text:span><text:span text:style-name="T4"> ‘ℤ⁻’ </text:span><text:span text:style-name="T1">| </text:span><text:span text:style-name="T4">‘𝔹’</text:span><text:span text:style-name="T1"> | </text:span><text:span text:style-name="T4">‘ℂ’</text:span><text:span text:style-name="T1"> | </text:span><text:span text:style-name="T4">‘ℚ’</text:span><text:span text:style-name="T5"> | </text:span><text:span text:style-name="T4">‘ℚ⁺’</text:span><text:span text:style-name="T5"> | </text:span><text:span text:style-name="T4">‘ℕ’</text:span><text:span text:style-name="T5"> |</text:span><text:span text:style-name="T4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2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3:07:21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27T13:11:54.771000000</dc:date>
    <meta:editing-duration>PT9H18M40S</meta:editing-duration>
    <meta:editing-cycles>92</meta:editing-cycles>
    <meta:generator>LibreOffice/6.1.5.2$Windows_X86_64 LibreOffice_project/90f8dcf33c87b3705e78202e3df5142b201bd805</meta:generator>
    <meta:document-statistic meta:table-count="1" meta:cell-count="229" meta:object-count="0"/>
  </office:meta>
</office:document-meta>
</file>